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5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in"/>
    </style:style>
    <style:style style:name="ce6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in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FEO" table:style-name="ta1">
        <table:table-column table:style-name="co1" table:number-columns-repeated="6" table:default-cell-style-name="ce2"/>
        <table:table-column table:style-name="co1" table:default-cell-style-name="ce5"/>
        <table:table-column table:style-name="co1" table:default-cell-style-name="ce6"/>
        <table:table-column table:style-name="co1" table:number-columns-repeated="2" table:default-cell-style-name="ce5"/>
        <table:table-row table:style-name="ro1">
          <table:table-cell table:style-name="ce1" office:value-type="string" calcext:value-type="string" table:number-columns-spanned="2" table:number-rows-spanned="1">
            <text:p>Instanc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ankowksa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Lasfargeas</text:p>
          </table:table-cell>
          <table:covered-table-cell table:style-name="Default"/>
          <table:table-cell table:style-name="ce1" office:value-type="string" calcext:value-type="string" table:number-columns-spanned="3" table:number-rows-spanned="1">
            <text:p>Fix-and-optimize</text:p>
          </table:table-cell>
          <table:covered-table-cell table:style-name="ce1"/>
          <table:covered-table-cell table:style-name="Default"/>
          <table:table-cell table:style-name="Default"/>
        </table:table-row>
        <table:table-row table:style-name="ro1">
          <table:table-cell table:style-name="Default" office:value-type="string" calcext:value-type="string">
            <text:p>Subset</text:p>
          </table:table-cell>
          <table:table-cell table:style-name="Default" office:value-type="string" calcext:value-type="string">
            <text:p>\# patients</text:p>
          </table:table-cell>
          <table:table-cell table:style-name="Default" office:value-type="string" calcext:value-type="string">
            <text:p>Cost (avg)</text:p>
          </table:table-cell>
          <table:table-cell table:style-name="Default" office:value-type="string" calcext:value-type="string">
            <text:p>Runtime (sec)</text:p>
          </table:table-cell>
          <table:table-cell table:style-name="Default" office:value-type="string" calcext:value-type="string">
            <text:p>Cost (avg)</text:p>
          </table:table-cell>
          <table:table-cell table:style-name="Default" office:value-type="string" calcext:value-type="string">
            <text:p>Runtime (sec.)</text:p>
          </table:table-cell>
          <table:table-cell table:style-name="Default" office:value-type="string" calcext:value-type="string">
            <text:p>Cost (initial)</text:p>
          </table:table-cell>
          <table:table-cell table:style-name="Default" office:value-type="string" calcext:value-type="string">
            <text:p>Cost (avg)</text:p>
          </table:table-cell>
          <table:table-cell table:style-name="Default" office:value-type="string" calcext:value-type="string">
            <text:p>Runtime (sec.)</text:p>
          </table:table-cell>
          <table:table-cell table:style-name="Default" office:value-type="string" calcext:value-type="string">
            <text:p>Improvement (%)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225.19" calcext:value-type="float">
            <text:p>225.19</text:p>
          </table:table-cell>
          <table:table-cell office:value-type="float" office:value="5.2" calcext:value-type="float">
            <text:p>5.2</text:p>
          </table:table-cell>
          <table:table-cell table:style-name="ce3" office:value-type="float" office:value="225.19" calcext:value-type="float">
            <text:p>225.19</text:p>
          </table:table-cell>
          <table:table-cell office:value-type="string" calcext:value-type="string">
            <text:p>&lt;1</text:p>
          </table:table-cell>
          <table:table-cell office:value-type="float" office:value="275.7544" calcext:value-type="float">
            <text:p>275.75</text:p>
          </table:table-cell>
          <table:table-cell office:value-type="float" office:value="225.1943" calcext:value-type="float">
            <text:p>225.19</text:p>
          </table:table-cell>
          <table:table-cell office:value-type="float" office:value="0.54458" calcext:value-type="float">
            <text:p>0.54</text:p>
          </table:table-cell>
          <table:table-cell office:value-type="float" office:value="16.7630974568895" calcext:value-type="float">
            <text:p>16.7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5" calcext:value-type="float">
            <text:p>25</text:p>
          </table:table-cell>
          <table:table-cell office:value-type="float" office:value="445.36" calcext:value-type="float">
            <text:p>445.36</text:p>
          </table:table-cell>
          <table:table-cell office:value-type="string" calcext:value-type="string">
            <text:p>&lt;1</text:p>
          </table:table-cell>
          <table:table-cell table:style-name="ce4" office:value-type="float" office:value="411.18" calcext:value-type="float">
            <text:p>411.18</text:p>
          </table:table-cell>
          <table:table-cell office:value-type="float" office:value="48.01" calcext:value-type="float">
            <text:p>48.01</text:p>
          </table:table-cell>
          <table:table-cell office:value-type="float" office:value="936.3754" calcext:value-type="float">
            <text:p>936.38</text:p>
          </table:table-cell>
          <table:table-cell office:value-type="float" office:value="407.4346" calcext:value-type="float">
            <text:p>407.43</text:p>
          </table:table-cell>
          <table:table-cell office:value-type="float" office:value="114.32405" calcext:value-type="float">
            <text:p>114.32</text:p>
          </table:table-cell>
          <table:table-cell office:value-type="float" office:value="51.4330372842867" calcext:value-type="float">
            <text:p>51.43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 office:value-type="float" office:value="713.24" calcext:value-type="float">
            <text:p>713.24</text:p>
          </table:table-cell>
          <table:table-cell office:value-type="string" calcext:value-type="string">
            <text:p>&lt;1</text:p>
          </table:table-cell>
          <table:table-cell office:value-type="float" office:value="636.2" calcext:value-type="float">
            <text:p>636.2</text:p>
          </table:table-cell>
          <table:table-cell office:value-type="float" office:value="109.02" calcext:value-type="float">
            <text:p>109.02</text:p>
          </table:table-cell>
          <table:table-cell office:value-type="float" office:value="1705.8586" calcext:value-type="float">
            <text:p>1705.86</text:p>
          </table:table-cell>
          <table:table-cell office:value-type="float" office:value="622.123" calcext:value-type="float">
            <text:p>622.12</text:p>
          </table:table-cell>
          <table:table-cell office:value-type="float" office:value="532.41553" calcext:value-type="float">
            <text:p>532.42</text:p>
          </table:table-cell>
          <table:table-cell office:value-type="float" office:value="53.7724941217158" calcext:value-type="float">
            <text:p>53.7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5" calcext:value-type="float">
            <text:p>75</text:p>
          </table:table-cell>
          <table:table-cell office:value-type="float" office:value="930.32" calcext:value-type="float">
            <text:p>930.32</text:p>
          </table:table-cell>
          <table:table-cell office:value-type="float" office:value="6" calcext:value-type="float">
            <text:p>6</text:p>
          </table:table-cell>
          <table:table-cell office:value-type="float" office:value="854.02" calcext:value-type="float">
            <text:p>854.02</text:p>
          </table:table-cell>
          <table:table-cell office:value-type="float" office:value="156.75" calcext:value-type="float">
            <text:p>156.75</text:p>
          </table:table-cell>
          <table:table-cell office:value-type="float" office:value="1891.806" calcext:value-type="float">
            <text:p>1891.81</text:p>
          </table:table-cell>
          <table:table-cell office:value-type="float" office:value="785.5136" calcext:value-type="float">
            <text:p>785.51</text:p>
          </table:table-cell>
          <table:table-cell office:value-type="float" office:value="1475.845895" calcext:value-type="float">
            <text:p>1475.85</text:p>
          </table:table-cell>
          <table:table-cell office:value-type="float" office:value="53.7112200628416" calcext:value-type="float">
            <text:p>53.7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00" calcext:value-type="float">
            <text:p>100</text:p>
          </table:table-cell>
          <table:table-cell office:value-type="float" office:value="1057.62" calcext:value-type="float">
            <text:p>1057.6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1856.642" calcext:value-type="float">
            <text:p>1856.64</text:p>
          </table:table-cell>
          <table:table-cell office:value-type="float" office:value="863.7403" calcext:value-type="float">
            <text:p>863.74</text:p>
          </table:table-cell>
          <table:table-cell office:value-type="float" office:value="4643.8307" calcext:value-type="float">
            <text:p>4643.83</text:p>
          </table:table-cell>
          <table:table-cell office:value-type="float" office:value="51.5698519988758" calcext:value-type="float">
            <text:p>51.5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1587.96" calcext:value-type="float">
            <text:p>1587.96</text:p>
          </table:table-cell>
          <table:table-cell office:value-type="float" office:value="1115" calcext:value-type="float">
            <text:p>1115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2524.489" calcext:value-type="float">
            <text:p>2524.49</text:p>
          </table:table-cell>
          <table:table-cell table:style-name="ce5" office:value-type="float" office:value="2454.972" calcext:value-type="float">
            <text:p>2454.97</text:p>
          </table:table-cell>
          <table:table-cell office:value-type="float" office:value="5501.19545" calcext:value-type="float">
            <text:p>5501.20</text:p>
          </table:table-cell>
          <table:table-cell office:value-type="float" office:value="2.66686509410815" calcext:value-type="float">
            <text:p>2.67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00" calcext:value-type="float">
            <text:p>300</text:p>
          </table:table-cell>
          <table:table-cell table:style-name="ce3" office:value-type="float" office:value="2161.24" calcext:value-type="float">
            <text:p>2161.24</text:p>
          </table:table-cell>
          <table:table-cell office:value-type="float" office:value="7133" calcext:value-type="float">
            <text:p>7133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4278.32" calcext:value-type="float">
            <text:p>4278.32</text:p>
          </table:table-cell>
          <table:table-cell table:style-name="ce5" office:value-type="float" office:value="4278.32" calcext:value-type="float">
            <text:p>4278.32</text:p>
          </table:table-cell>
          <table:table-cell office:value-type="float" office:value="4301.8419" calcext:value-type="float">
            <text:p>4301.84</text:p>
          </table:table-cell>
          <table:table-cell office:value-type="float" office:value="0" calcext:value-type="float">
            <text:p>0.00</text:p>
          </table:table-cell>
        </table:table-row>
      </table:table>
      <table:table table:name="GA" table:style-name="ta1">
        <table:table-column table:style-name="co1" table:number-columns-repeated="5" table:default-cell-style-name="ce2"/>
        <table:table-column table:style-name="co1" table:default-cell-style-name="ce6"/>
        <table:table-column table:style-name="co1" table:number-columns-repeated="3" table:default-cell-style-name="ce5"/>
        <table:table-column table:style-name="co1" table:default-cell-style-name="Default"/>
        <table:table-column table:style-name="co1" table:default-cell-style-name="ce9"/>
        <table:table-row table:style-name="ro1">
          <table:table-cell table:style-name="ce1" office:value-type="string" calcext:value-type="string" table:number-columns-spanned="1" table:number-rows-spanned="2">
            <text:p>Instance</text:p>
          </table:table-cell>
          <table:table-cell table:style-name="ce1" office:value-type="string" calcext:value-type="string" table:number-columns-spanned="2" table:number-rows-spanned="1">
            <text:p>Mankowksa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Lasfargeas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Fix-and-optimize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BRKGA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BRKGA+IC</text:p>
          </table:table-cell>
          <table:covered-table-cell table:style-name="Default"/>
        </table:table-row>
        <table:table-row table:style-name="ro1">
          <table:covered-table-cell table:style-name="ce1"/>
          <table:table-cell table:style-name="Default" office:value-type="string" calcext:value-type="string">
            <text:p>Cost (avg)</text:p>
          </table:table-cell>
          <table:table-cell table:style-name="Default" office:value-type="string" calcext:value-type="string">
            <text:p>Runtime (sec)</text:p>
          </table:table-cell>
          <table:table-cell table:style-name="Default" office:value-type="string" calcext:value-type="string">
            <text:p>Cost (avg)</text:p>
          </table:table-cell>
          <table:table-cell table:style-name="Default" office:value-type="string" calcext:value-type="string">
            <text:p>Runtime (sec.)</text:p>
          </table:table-cell>
          <table:table-cell table:style-name="Default" office:value-type="string" calcext:value-type="string">
            <text:p>Cost (avg)</text:p>
          </table:table-cell>
          <table:table-cell table:style-name="Default" office:value-type="string" calcext:value-type="string">
            <text:p>Runtime (sec.)</text:p>
          </table:table-cell>
          <table:table-cell table:style-name="Default" office:value-type="string" calcext:value-type="string">
            <text:p>Cost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table:style-name="Default"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3" office:value-type="float" office:value="225.19" calcext:value-type="float">
            <text:p>225.19</text:p>
          </table:table-cell>
          <table:table-cell office:value-type="float" office:value="5.2" calcext:value-type="float">
            <text:p>5.2</text:p>
          </table:table-cell>
          <table:table-cell table:style-name="ce3" office:value-type="float" office:value="225.19" calcext:value-type="float">
            <text:p>225.19</text:p>
          </table:table-cell>
          <table:table-cell office:value-type="string" calcext:value-type="string">
            <text:p>&lt;1</text:p>
          </table:table-cell>
          <table:table-cell office:value-type="float" office:value="225.1943" calcext:value-type="float">
            <text:p>225.19</text:p>
          </table:table-cell>
          <table:table-cell office:value-type="float" office:value="0.54458" calcext:value-type="float">
            <text:p>0.54</text:p>
          </table:table-cell>
          <table:table-cell office:value-type="float" office:value="227.5094" calcext:value-type="float">
            <text:p>227.51</text:p>
          </table:table-cell>
          <table:table-cell office:value-type="float" office:value="0.717925" calcext:value-type="float">
            <text:p>0.72</text:p>
          </table:table-cell>
          <table:table-cell office:value-type="float" office:value="227.511" calcext:value-type="float">
            <text:p>227.511</text:p>
          </table:table-cell>
          <table:table-cell office:value-type="float" office:value="97.1845" calcext:value-type="float">
            <text:p>97.1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45.36" calcext:value-type="float">
            <text:p>445.36</text:p>
          </table:table-cell>
          <table:table-cell office:value-type="string" calcext:value-type="string">
            <text:p>&lt;1</text:p>
          </table:table-cell>
          <table:table-cell table:style-name="ce4" office:value-type="float" office:value="411.18" calcext:value-type="float">
            <text:p>411.18</text:p>
          </table:table-cell>
          <table:table-cell office:value-type="float" office:value="48.01" calcext:value-type="float">
            <text:p>48.01</text:p>
          </table:table-cell>
          <table:table-cell office:value-type="float" office:value="407.4346" calcext:value-type="float">
            <text:p>407.43</text:p>
          </table:table-cell>
          <table:table-cell office:value-type="float" office:value="114.32405" calcext:value-type="float">
            <text:p>114.32</text:p>
          </table:table-cell>
          <table:table-cell office:value-type="float" office:value="413.8589" calcext:value-type="float">
            <text:p>413.86</text:p>
          </table:table-cell>
          <table:table-cell office:value-type="float" office:value="1.91541" calcext:value-type="float">
            <text:p>1.92</text:p>
          </table:table-cell>
          <table:table-cell office:value-type="float" office:value="413.86" calcext:value-type="float">
            <text:p>413.86</text:p>
          </table:table-cell>
          <table:table-cell office:value-type="float" office:value="104.78" calcext:value-type="float">
            <text:p>104.7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13.24" calcext:value-type="float">
            <text:p>713.24</text:p>
          </table:table-cell>
          <table:table-cell office:value-type="string" calcext:value-type="string">
            <text:p>&lt;1</text:p>
          </table:table-cell>
          <table:table-cell office:value-type="float" office:value="636.2" calcext:value-type="float">
            <text:p>636.2</text:p>
          </table:table-cell>
          <table:table-cell office:value-type="float" office:value="109.02" calcext:value-type="float">
            <text:p>109.02</text:p>
          </table:table-cell>
          <table:table-cell office:value-type="float" office:value="622.123" calcext:value-type="float">
            <text:p>622.12</text:p>
          </table:table-cell>
          <table:table-cell office:value-type="float" office:value="532.41553" calcext:value-type="float">
            <text:p>532.42</text:p>
          </table:table-cell>
          <table:table-cell office:value-type="float" office:value="629.053" calcext:value-type="float">
            <text:p>629.05</text:p>
          </table:table-cell>
          <table:table-cell office:value-type="float" office:value="5.872865" calcext:value-type="float">
            <text:p>5.87</text:p>
          </table:table-cell>
          <table:table-cell office:value-type="float" office:value="625.878" calcext:value-type="float">
            <text:p>625.878</text:p>
          </table:table-cell>
          <table:table-cell office:value-type="float" office:value="129.3685" calcext:value-type="float">
            <text:p>129.3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30.32" calcext:value-type="float">
            <text:p>930.32</text:p>
          </table:table-cell>
          <table:table-cell office:value-type="float" office:value="6" calcext:value-type="float">
            <text:p>6</text:p>
          </table:table-cell>
          <table:table-cell office:value-type="float" office:value="854.02" calcext:value-type="float">
            <text:p>854.02</text:p>
          </table:table-cell>
          <table:table-cell office:value-type="float" office:value="156.75" calcext:value-type="float">
            <text:p>156.75</text:p>
          </table:table-cell>
          <table:table-cell table:style-name="ce7" office:value-type="float" office:value="785.5136" calcext:value-type="float">
            <text:p>785.51</text:p>
          </table:table-cell>
          <table:table-cell office:value-type="float" office:value="1475.845895" calcext:value-type="float">
            <text:p>1475.85</text:p>
          </table:table-cell>
          <table:table-cell office:value-type="float" office:value="791.5518" calcext:value-type="float">
            <text:p>791.55</text:p>
          </table:table-cell>
          <table:table-cell office:value-type="float" office:value="13.195535" calcext:value-type="float">
            <text:p>13.20</text:p>
          </table:table-cell>
          <table:table-cell table:style-name="ce8" office:value-type="float" office:value="783.061" calcext:value-type="float">
            <text:p>783.061</text:p>
          </table:table-cell>
          <table:table-cell office:value-type="float" office:value="164.3405" calcext:value-type="float">
            <text:p>164.3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057.62" calcext:value-type="float">
            <text:p>1057.6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--</text:p>
          </table:table-cell>
          <table:table-cell table:style-name="ce7" office:value-type="float" office:value="863.7403" calcext:value-type="float">
            <text:p>863.74</text:p>
          </table:table-cell>
          <table:table-cell office:value-type="float" office:value="4643.8307" calcext:value-type="float">
            <text:p>4643.83</text:p>
          </table:table-cell>
          <table:table-cell office:value-type="float" office:value="845.4997" calcext:value-type="float">
            <text:p>845.50</text:p>
          </table:table-cell>
          <table:table-cell office:value-type="float" office:value="23.93988" calcext:value-type="float">
            <text:p>23.94</text:p>
          </table:table-cell>
          <table:table-cell table:style-name="ce8" office:value-type="float" office:value="828.738" calcext:value-type="float">
            <text:p>828.738</text:p>
          </table:table-cell>
          <table:table-cell office:value-type="float" office:value="217.8035" calcext:value-type="float">
            <text:p>217.8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4" office:value-type="float" office:value="1587.96" calcext:value-type="float">
            <text:p>1587.96</text:p>
          </table:table-cell>
          <table:table-cell office:value-type="float" office:value="1115" calcext:value-type="float">
            <text:p>1115</text:p>
          </table:table-cell>
          <table:table-cell table:number-columns-repeated="2" office:value-type="string" calcext:value-type="string">
            <text:p>--</text:p>
          </table:table-cell>
          <table:table-cell table:style-name="ce5" office:value-type="float" office:value="2454.972" calcext:value-type="float">
            <text:p>2454.97</text:p>
          </table:table-cell>
          <table:table-cell office:value-type="float" office:value="5501.19545" calcext:value-type="float">
            <text:p>5501.20</text:p>
          </table:table-cell>
          <table:table-cell office:value-type="float" office:value="1271.243" calcext:value-type="float">
            <text:p>1271.24</text:p>
          </table:table-cell>
          <table:table-cell office:value-type="float" office:value="97.741295" calcext:value-type="float">
            <text:p>97.74</text:p>
          </table:table-cell>
          <table:table-cell table:style-name="ce8" office:value-type="float" office:value="1231.545" calcext:value-type="float">
            <text:p>1231.545</text:p>
          </table:table-cell>
          <table:table-cell office:value-type="float" office:value="569.197210526316" calcext:value-type="float">
            <text:p>569.2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style-name="ce4" office:value-type="float" office:value="2161.24" calcext:value-type="float">
            <text:p>2161.24</text:p>
          </table:table-cell>
          <table:table-cell office:value-type="float" office:value="7133" calcext:value-type="float">
            <text:p>7133</text:p>
          </table:table-cell>
          <table:table-cell table:number-columns-repeated="2" office:value-type="string" calcext:value-type="string">
            <text:p>--</text:p>
          </table:table-cell>
          <table:table-cell table:style-name="ce5" office:value-type="float" office:value="4278.32" calcext:value-type="float">
            <text:p>4278.32</text:p>
          </table:table-cell>
          <table:table-cell office:value-type="float" office:value="4301.8419" calcext:value-type="float">
            <text:p>4301.84</text:p>
          </table:table-cell>
          <table:table-cell office:value-type="float" office:value="1709.28" calcext:value-type="float">
            <text:p>1709.28</text:p>
          </table:table-cell>
          <table:table-cell office:value-type="float" office:value="229.20496" calcext:value-type="float">
            <text:p>229.20</text:p>
          </table:table-cell>
          <table:table-cell table:style-name="ce8" office:value-type="float" office:value="1629.92" calcext:value-type="float">
            <text:p>1629.92</text:p>
          </table:table-cell>
          <table:table-cell office:value-type="float" office:value="1209.5965" calcext:value-type="float">
            <text:p>1209.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>
      <number:number number:decimal-places="1" loext:min-decimal-places="1" number:min-integer-digits="1"/>
    </number:number-style>
    <number:number-style style:name="N145">
      <number:number number:decimal-places="3" loext:min-decimal-places="3" number:min-integer-digits="1"/>
    </number:number-style>
    <number:number-style style:name="N146">
      <number:number number:decimal-places="1" loext:min-decimal-places="1" number:min-integer-digits="1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1T15:27:24.542880569</meta:creation-date>
    <dc:date>2021-07-11T15:54:31.780468560</dc:date>
    <meta:editing-duration>PT16M54S</meta:editing-duration>
    <meta:editing-cycles>5</meta:editing-cycles>
    <meta:generator>LibreOffice/6.4.7.2$Linux_X86_64 LibreOffice_project/40$Build-2</meta:generator>
    <meta:document-statistic meta:table-count="2" meta:cell-count="177" meta:object-count="0"/>
  </office:meta>
</office:document-meta>
</file>